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437cm" loext:decorative="false"/>
    </style:style>
    <style:style style:name="gr2" style:family="graphic" style:parent-style-name="standard">
      <style:graphic-properties svg:stroke-color="#dee7e5" draw:fill-color="#b4c7dc" draw:textarea-horizontal-align="justify" draw:textarea-vertical-align="middle" draw:auto-grow-height="false" fo:min-height="1.021cm" fo:min-width="1.405cm" loext:decorative="false"/>
      <style:paragraph-properties style:writing-mode="lr-tb"/>
    </style:style>
    <style:style style:name="gr3" style:family="graphic" style:parent-style-name="standard">
      <style:graphic-properties svg:stroke-color="#dee7e5" draw:fill="solid" draw:fill-color="#2a6099" draw:opacity="100%" draw:opacity-name=""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465cm" fo:min-width="2.675cm" loext:decorative="false"/>
      <style:paragraph-properties style:writing-mode="lr-tb"/>
    </style:style>
    <style:style style:name="gr7" style:family="graphic" style:parent-style-name="standard">
      <style:graphic-properties svg:stroke-color="#dee7e5" draw:fill="solid" draw:fill-color="#2a6099" draw:opacity="100%" draw:opacity-name=""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solid" draw:fill-color="#2a6099" draw:opacity="100%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start"/>
      <style:text-properties style:font-name="Liberation Sans" fo:font-size="9pt" style:font-name-asian="Liberation Mono" style:font-size-asian="9pt" style:font-name-complex="Liberation Mono" style:font-size-complex="9pt"/>
    </style:style>
    <style:style style:name="P5" style:family="paragraph">
      <loext:graphic-properties draw:fill="none" draw:fill-color="#ffffff"/>
      <style:paragraph-properties fo:text-align="start"/>
      <style:text-properties style:font-name="Liberation Sans" fo:font-size="9pt" style:font-name-asian="Liberation Mono" style:font-size-asian="9pt" style:font-name-complex="Liberation Mono" style:font-size-complex="9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7cm" svg:height="2.54cm" svg:x="2.905cm" svg:y="4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271cm" svg:x="8.937cm" svg:y="5.126cm">
          <text:p text:style-name="P1"><text:span text:style-name="T1">eth0</text:span><text:span text:style-name="T1"><text:line-break/></text:span><text:span text:style-name="T1">10.0.1.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0.635cm" svg:x="5.762cm" svg:y="4.175cm">
          <text:p text:style-name="P1"><text:span text:style-name="T1">n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715cm" svg:height="1.905cm" svg:x="2.905cm" svg:y="4.81cm">
          <draw:text-box>
            <text:p text:style-name="P4"><text:span text:style-name="T1">$ ffmpeg -re -stream_loop -1 -i motorway_lowres.mp4 -vcodec copy -acodec copy -f mpegts "udp://10.0.1.3:3434/live/stream"</text:span></text:p>
          </draw:text-box>
        </draw:frame>
        <draw:custom-shape draw:style-name="gr1" draw:text-style-name="P1" draw:layer="layout" svg:width="7.937cm" svg:height="2.54cm" svg:x="2.905cm" svg:y="7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271cm" svg:x="8.937cm" svg:y="8.301cm">
          <text:p text:style-name="P1"><text:span text:style-name="T1">eth0</text:span><text:span text:style-name="T1"><text:line-break/></text:span><text:span text:style-name="T1">10.0.1.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0.635cm" svg:x="5.762cm" svg:y="7.35cm">
          <text:p text:style-name="P1"><text:span text:style-name="T1">n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715cm" svg:height="1.27cm" svg:x="2.905cm" svg:y="7.985cm">
          <draw:text-box>
            <text:p text:style-name="P4"><text:span text:style-name="T1">$ socat UDP-LISTEN:3434 UDP:10.0.1.1:3434</text:span></text:p>
          </draw:text-box>
        </draw:frame>
        <draw:custom-shape draw:style-name="gr6" draw:text-style-name="P6" draw:layer="layout" svg:width="3.175cm" svg:height="5.715cm" svg:x="11.795cm" svg:y="4.492cm">
          <text:p text:style-name="P6"><text:span text:style-name="T2">net1</text:span><text:span text:style-name="T2"><text:line-break/></text:span><text:span text:style-name="T2">(10.0.1.0/24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37cm" svg:height="2.54cm" svg:x="15.923cm" svg:y="6.1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271cm" svg:x="15.922cm" svg:y="6.832cm">
          <text:p text:style-name="P1"><text:span text:style-name="T1">br-&lt;UUID&gt;</text:span><text:span text:style-name="T1"><text:line-break/></text:span><text:span text:style-name="T1">10.0.1.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05cm" svg:height="0.953cm" svg:x="19.097cm" svg:y="5.562cm">
          <text:p text:style-name="P1"><text:span text:style-name="T1">Host Machin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715cm" svg:height="1.319cm" svg:x="18.145cm" svg:y="6.832cm">
          <draw:text-box>
            <text:p text:style-name="P4"><text:span text:style-name="T1">VLC Media Player</text:span><text:span text:style-name="T1"><text:line-break/></text:span><text:span text:style-name="T1">Open network stream:</text:span><text:span text:style-name="T1"><text:line-break/></text:span><text:span text:style-name="T1">udp://@10.0.11/live/stre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9:28:24.554334727</meta:creation-date>
    <dc:date>2025-05-05T20:18:06.389913834</dc:date>
    <meta:editing-duration>PT49M39S</meta:editing-duration>
    <meta:editing-cycles>4</meta:editing-cycles>
    <meta:generator>LibreOffice/24.2.7.2$Linux_X86_64 LibreOffice_project/420$Build-2</meta:generator>
    <meta:document-statistic meta:object-count="13"/>
  </office:meta>
</office:document-meta>
</file>